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5.0pt" fo:color="#161516" fo:background-color="#f6f6f6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udo service hbase-master restart </text:span></text:p>
      <text:p text:style-name="P1"><text:span text:style-name="T1">sudo service hbase-regionserver restart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1</meta:generator>
  </office:meta>
</office:document-meta>
</file>